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1e7" officeooo:paragraph-rsid="001d91e7"/>
    </style:style>
    <style:style style:name="T1" style:family="text">
      <style:text-properties officeooo:rsid="001bf279"/>
    </style:style>
    <style:style style:name="T2" style:family="text">
      <style:text-properties officeooo:rsid="001d73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rogetto siw-2 la vendetta, siw 22-23</text:span> <text:span text:style-name="T4">creato da K.Picaku matricola 546444</text:span></text:p>
      <text:p text:style-name="Standard"><text:span text:style-name="T4"/></text:p>
      <text:p text:style-name="Standard">Per implementare lo strato di persistenza <text:span text:style-name="T1">per SIW-2 la vendetta</text:span> è possibile seguire le seguenti indicazioni:</text:p>
      <text:p text:style-name="Standard"/>
      <text:p text:style-name="Standard">1. Definizione del modello dei dati: Creare le classi Java che rappresentano le entità del sistema, ad esempio: Film, Attore, Regista, Recensione. Le classi dovrebbero includere gli attributi descritti nelle specifiche, come titolo, anno di uscita, immagini, dati personali degli attori e registi, valutazione e testo delle recensioni. Aggiungere le relazioni tra le entità, ad esempio, una relazione uno-a-molti tra Film e Recensione, una relazione molti-a-uno tra Recensione e Utente registrato, ecc.</text:p>
      <text:p text:style-name="Standard"/>
      <text:p text:style-name="Standard">2. Creazione delle tabelle nel database: Utilizzando un sistema di gestione del database (<text:span text:style-name="T1">nel mio caso MySQL</text:span>), creare le tabelle corrispondenti alle entità del sistema. Definire le colonne per memorizzare gli attributi delle entità e le relazioni tra le tabelle, utilizzando chiavi primarie e chiavi esterne, se necessario.</text:p>
      <text:p text:style-name="Standard"/>
      <text:p text:style-name="Standard">3. Configurazione della persistenza: Utilizzare un framework di persistenza come Hibernate o JPA per gestire l'interazione con il database. Configurare il file di configurazione del framework <text:span text:style-name="T1">(application.properties)</text:span> per specificare le proprietà di connessione al database, il mapping delle classi Java alle tabelle del database e altre opzioni di configurazione necessarie.</text:p>
      <text:p text:style-name="Standard"/>
      <text:p text:style-name="Standard">4. Implementazione dei repository: Creare le classi dei repository che forniscono i metodi per l'accesso e la manipolazione dei dati delle entità. Utilizzando le annotazioni del framework di persistenza (ad esempio, @Repository per Spring Data JPA), definire le interfacce dei repository e i metodi di base come save, delete, findById, findAll, ecc. Implementare le interfacce dei repository in classi concrete.</text:p>
      <text:p text:style-name="Standard"/>
      <text:p text:style-name="Standard">5. Gestione delle operazioni CRUD: Implementare la logica per gestire le operazioni di creazione, lettura, aggiornamento e cancellazione dei dati. Ad esempio, implementare i metodi nei repository per recuperare i film, gli attori, i registi, le recensioni e le operazioni di associazione tra di esse. Gestire anche le operazioni specifiche degli amministratori, come l'aggiunta, la modifica e la cancellazione di film, attori, registi e recensioni, <text:span text:style-name="T1">ad esempio la cancellazione dei film deve gestire anche la cancellazione delle imagini che compongono l’entità film.</text:span></text:p>
      <text:p text:style-name="Standard"/>
      <text:p text:style-name="Standard">6. Gestione delle immagini: Implementare la gestione delle immagini, inclusa l'upload, l'archiviazione e il recupero delle immagini associate ai film, agli attori e ai registi. È possibile memorizzare le immagini direttamente nel database o salvare i riferimenti alle immagini in modo da poterle recuperare da un sistema di archiviazione esterno. <text:span text:style-name="T1">Nel mio caso salvo solo I riferimenti alle immagini in caso di singola immagine (nel caso di attori e registi), oppure nella tabella film_image, il riferimento tra il nome dell’imagine caricata in locale, e il film correlato. Poi tramite lo strato di servizio recupero il path all’imagine partendo dalla chiave esterna a film su film_image.</text:span></text:p>
      <text:p text:style-name="Standard"/>
      <text:p text:style-name="Standard">7. Sicurezza: Implementare un sistema di sicurezza per gestire gli accessi degli utenti occasionali, degli utenti registrati e degli amministratori. Utilizzare un framework di sicurezza come Spring Security per definire le regole di accesso e le autorizzazioni per le operazioni consentite a ciascun tipo di utente. <text:span text:style-name="T2">Ad esempio ai link che partono in “/admin/**” hanno accesso solo gli utenti amministratori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1T18:20:27.184900374</meta:creation-date>
    <dc:date>2023-07-01T18:37:14.062595109</dc:date>
    <meta:editing-duration>PT4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04" meta:character-count="3450" meta:non-whitespace-character-count="2955"/>
  </office:meta>
</office:document-meta>
</file>